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top="9.999cm" fo:margin-bottom="0cm" style:contextual-spacing="false" fo:text-align="center" style:justify-single-word="false"/>
      <style:text-properties fo:font-size="18pt" fo:font-weight="bold" officeooo:rsid="0014139d" officeooo:paragraph-rsid="0014139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center" style:justify-single-word="false"/>
      <style:text-properties fo:font-weight="bold" officeooo:rsid="0014139d" officeooo:paragraph-rsid="0029cc6e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14139d" officeooo:paragraph-rsid="0014139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end" style:justify-single-word="false"/>
      <style:text-properties officeooo:rsid="0014139d" officeooo:paragraph-rsid="0029cc6e"/>
    </style:style>
    <style:style style:name="P7" style:family="paragraph" style:parent-style-name="Standard">
      <loext:graphic-properties draw:fill-gradient-name="gradient" draw:fill-hatch-name="hatch"/>
      <style:paragraph-properties fo:margin-top="5.001cm" fo:margin-bottom="0cm" style:contextual-spacing="false" fo:text-align="end" style:justify-single-word="false"/>
      <style:text-properties fo:font-size="15pt" fo:font-weight="bold" officeooo:rsid="0014139d" officeooo:paragraph-rsid="0014139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T1" style:family="text">
      <style:text-properties officeooo:rsid="00318692"/>
    </style:style>
    <style:style style:name="T2" style:family="text">
      <style:text-properties officeooo:rsid="004508cd"/>
    </style:style>
    <style:style style:name="T3" style:family="text">
      <style:text-properties officeooo:rsid="00465e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ációs rendszerek BSc </text:p>
      <text:p text:style-name="P1"><text:span text:style-name="T3">12</text:span>. Gyak.</text:p>
      <text:p text:style-name="P1">2022. 0<text:span text:style-name="T3">5</text:span>. <text:span text:style-name="T3">04</text:span>.</text:p>
      <text:p text:style-name="P7">Készítette:</text:p>
      <text:p text:style-name="P5">Pogácsás Benedek Bsc </text:p>
      <text:p text:style-name="P5"><text:s/>mérnökinformatikus </text:p>
      <text:p text:style-name="P6">FM4Z3B </text:p>
      <text:p text:style-name="P4">Miskolc, 2022 </text:p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18:46.149000000</meta:creation-date>
    <dc:date>2022-05-04T08:09:17.636000000</dc:date>
    <meta:editing-duration>PT2H50M53S</meta:editing-duration>
    <meta:editing-cycles>47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8" meta:word-count="16" meta:character-count="120" meta:non-whitespace-character-count="106"/>
  </office:meta>
</office:document-meta>
</file>